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536" officeooo:paragraph-rsid="000ca536"/>
    </style:style>
    <style:style style:name="P2" style:family="paragraph" style:parent-style-name="Standard">
      <style:text-properties officeooo:rsid="000dd116" officeooo:paragraph-rsid="000dd116"/>
    </style:style>
    <style:style style:name="P3" style:family="paragraph" style:parent-style-name="Standard">
      <style:text-properties officeooo:rsid="000ec917" officeooo:paragraph-rsid="000ec917"/>
    </style:style>
    <style:style style:name="P4" style:family="paragraph" style:parent-style-name="Standard">
      <style:text-properties officeooo:rsid="00100e56" officeooo:paragraph-rsid="00100e56"/>
    </style:style>
    <style:style style:name="P5" style:family="paragraph" style:parent-style-name="Standard">
      <style:text-properties officeooo:rsid="001027fd" officeooo:paragraph-rsid="001027fd"/>
    </style:style>
    <style:style style:name="P6" style:family="paragraph" style:parent-style-name="Standard">
      <style:text-properties officeooo:rsid="0010e78d" officeooo:paragraph-rsid="0010e78d"/>
    </style:style>
    <style:style style:name="T1" style:family="text">
      <style:text-properties officeooo:rsid="000ca5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3:</text:p>
      <text:p text:style-name="Standard">1) db.restaurants.find().sort({"name":-1}).pretty()</text:p>
      <text:p text:style-name="Standard"/>
      <text:p text:style-name="P1">2) db.restaurants.find( {"cuisine": "Italian"} ,{"name":1,"address.zipcode": 1,"address.coord":1})</text:p>
      <text:p text:style-name="P1"/>
      <text:p text:style-name="P2">3) db.restaurants.find( {"cuisine": "Italian","address.zipcode":{$gt : "10075"},"telephoneNumber":{$exists: true}})</text:p>
      <text:p text:style-name="P2"/>
      <text:p text:style-name="P2">4) db.restaurants.find({$or:[{"cuisine":"Italian"},{"address.zipcode": "10075"}]})</text:p>
      <text:p text:style-name="P2"/>
      <text:p text:style-name="P2">Exercice 4 :</text:p>
      <text:p text:style-name="P2"/>
      <text:p text:style-name="P3">1) <text:s/>db.restaurants.update({"cuisine": "Other","address.zipcode":"10016"}, { $set: {"cuisine":"Cuisine to be determined"}}, { multi : true } )</text:p>
      <text:p text:style-name="P3"/>
      <text:p text:style-name="P3">2)db.restaurants.update({"restaurant_id":"41154403"},{$set : {"name":"Vella 2", "address":{"city" : "1480", "street" : "2 Avenue", "zipcode" : "10075"}}})</text:p>
      <text:p text:style-name="P3"/>
      <text:p text:style-name="P4">Exercice 5 :</text:p>
      <text:p text:style-name="P4"/>
      <text:p text:style-name="P4">1) db.restaurants.aggregate( [ {$group : {_id: "$cuisine", total: { $sum: 1}}}])</text:p>
      <text:p text:style-name="P4"/>
      <text:p text:style-name="P4">2) db.restaurants.aggregate( [ {$match: {"cuisine":"Italian"}}, {$group : {_id: "$address.zipcode", total: { $sum: 1}}}])</text:p>
      <text:p text:style-name="P4"/>
      <text:p text:style-name="P5">Exercice 6 :</text:p>
      <text:p text:style-name="P5"/>
      <text:p text:style-name="P6">1)</text:p>
      <text:p text:style-name="P6">db.comments.insert()</text:p>
      <text:p text:style-name="P6">db.comments.insert()</text:p>
      <text:p text:style-name="P6">db.comments.insert()</text:p>
      <text:p text:style-name="P6">db.comments.insert()</text:p>
      <text:p text:style-name="P6">db.comments.insert()</text:p>
      <text:p text:style-name="P6">db.comments.inser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42:27.222108567</meta:creation-date>
    <dc:date>2019-11-21T16:46:31.904511218</dc:date>
    <meta:editing-duration>PT13M2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89" meta:character-count="1011" meta:non-whitespace-character-count="940"/>
  </office:meta>
</office:document-meta>
</file>